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2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3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2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1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3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2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8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6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6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7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9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5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5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2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497" draw:master-page-name="Master1-Layout1-title-Title-Slide" presentation:presentation-page-layout-name="Master1-PPL1" draw:id="Slide-256">
        <draw:frame draw:id="id117" presentation:style-name="a500" draw:name="Title 1" svg:x="0.37456in" svg:y="0.83718in" svg:width="10.00346in" svg:height="3.2784in" presentation:class="title" presentation:placeholder="false">
          <draw:text-box>
            <text:p text:style-name="a499" text:class-names="" text:cond-style-name=""><text:span text:style-name="a498" text:class-names="">GDPR,CCPA,... Privacy Data Protection Regulations - <text:line-break/>A Technologist’s Perspective</text:span></text:p>
          </draw:text-box>
          <svg:title/>
          <svg:desc/>
        </draw:frame>
        <draw:frame draw:id="id118" presentation:style-name="a519" draw:name="Subtitle 2" svg:x="1.2079in" svg:y="3.91118in" svg:width="8.49402in" svg:height="3.07065in" presentation:class="subtitle" presentation:placeholder="false">
          <draw:text-box>
            <text:p text:style-name="a502" text:class-names="" text:cond-style-name=""><text:span text:style-name="a501" text:class-names=""/></text:p>
            <text:p text:style-name="a504" text:class-names="" text:cond-style-name=""><text:span text:style-name="a503" text:class-names="">Central Ohio InfoSec Conference, May 2019, Columbus Ohio</text:span></text:p>
            <text:p text:style-name="a506" text:class-names="" text:cond-style-name=""><text:span text:style-name="a505" text:class-names=""/></text:p>
            <text:p text:style-name="a509" text:class-names="" text:cond-style-name=""><text:span text:style-name="a507" text:class-names="">by</text:span><text:span text:style-name="a508" text:class-names=""/></text:p>
            <text:p text:style-name="a511" text:class-names="" text:cond-style-name=""><text:span text:style-name="a510" text:class-names="">Hemant Sawant</text:span></text:p>
            <text:p text:style-name="a514" text:class-names="" text:cond-style-name=""><text:span text:style-name="a512" text:class-names=""><text:a xlink:href="mailto:Hsawant@gmail.com" text:style-name="" text:visited-style-name="">hsawant@gmail.com</text:a></text:span><text:span text:style-name="a513" text:class-names=""/></text:p>
            <text:p text:style-name="a516" text:class-names="" text:cond-style-name=""><text:span text:style-name="a515" text:class-names=""/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2" draw:style-name="a520" draw:master-page-name="Master1-Layout2-obj-Title-and-Content" presentation:presentation-page-layout-name="Master1-PPL2" draw:id="Slide-257">
        <draw:frame draw:id="id119" presentation:style-name="a523" draw:name="Title 1" svg:x="0.74074in" svg:y="0.66667in" svg:width="9.40143in" svg:height="1.44444in" presentation:class="title" presentation:placeholder="false">
          <draw:text-box>
            <text:p text:style-name="a522" text:class-names="" text:cond-style-name=""><text:span text:style-name="a521" text:class-names="">G-C-Privacy Data Protection: Agenda</text:span></text:p>
          </draw:text-box>
          <svg:title/>
          <svg:desc/>
        </draw:frame>
        <draw:frame draw:id="id120" presentation:style-name="a551" draw:name="Content Placeholder 2" svg:x="0.74074in" svg:y="2.36285in" svg:width="9.40143in" svg:height="4.24406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Who (am I)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Who (this is applicable to)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Why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What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When / Where 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How – opportunity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How - strategies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Takeaways 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3" draw:style-name="a552" draw:master-page-name="Master1-Layout2-obj-Title-and-Content" presentation:presentation-page-layout-name="Master1-PPL2" draw:id="Slide-258">
        <draw:frame draw:id="id121" presentation:style-name="a556" draw:name="Title 1" svg:x="0.74074in" svg:y="0.66667in" svg:width="9.40143in" svg:height="1.44444in" presentation:class="title" presentation:placeholder="false">
          <draw:text-box>
            <text:p text:style-name="a555" text:class-names="" text:cond-style-name=""><text:span text:style-name="a553" text:class-names="">G-C-Privacy Data Protection:<text:s text:c="1"/></text:span><text:span text:style-name="a554" text:class-names="">whoamI</text:span></text:p>
          </draw:text-box>
          <svg:title/>
          <svg:desc/>
        </draw:frame>
        <draw:frame draw:id="id122" presentation:style-name="a603" draw:name="Content Placeholder 2" svg:x="0.74074in" svg:y="1.32511in" svg:width="9.40143in" svg:height="5.98935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Disclaimer: I am NOT a lawyer</text:span></text:p>
              </text:list-item>
            </text:list>
            <text:list text:style-name="a563">
              <text:list-item>
                <text:p text:style-name="a562" text:class-names="" text:cond-style-name=""><text:span text:style-name="a560" text:class-names="">Technical Manager with couple decades with Fortune 100 companies in Financial Services</text:span><text:span text:style-name="a561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Extensive experience with making software compliant for InfoSec, cyber security, PCI, FFIEC, ...</text:span></text:p>
              </text:list-item>
            </text:list>
            <text:list text:style-name="a570">
              <text:list-item>
                <text:p text:style-name="a569" text:class-names="" text:cond-style-name=""><text:span text:style-name="a567" text:class-names="">Strong interest in and practitioner of</text:span><text:span text:style-name="a568" text:class-names=""> </text:span></text:p>
              </text:list-item>
            </text:list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Cyber security, Data Protection, Consumer Privacy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Application Architecture, Data Architecture, Management, 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Cryptography – custom development of 3-layer security for E-bills</text:span></text:p>
                  </text:list-item>
                </text:list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Contact</text:span></text:p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3" text:class-names=""><text:a xlink:href="mailto:Hsawant@gmail.com" text:style-name="" text:visited-style-name="">hsawant@gmail.com</text:a></text:span><text:span text:style-name="a584" text:class-names=""/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7" text:class-names=""><text:a xlink:href="https://www.linkedin.com/in/hemantvsawant" text:style-name="" text:visited-style-name="">https://www.linkedin.com/in/hemantvsawant</text:a></text:span><text:span text:style-name="a588" text:class-names=""/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1" text:class-names="">@</text:span><text:span text:style-name="a592" text:class-names="">hsawant</text:span><text:span text:style-name="a593" text:class-names=""><text:s text:c="1"/>(not regular on Twitter, so prefer DMs)</text:span></text:p>
                  </text:list-item>
                </text:list>
              </text:list-item>
            </text:list>
            <text:list text:style-name="a599">
              <text:list-item>
                <text:p text:style-name="a598" text:class-names="" text:cond-style-name=""><text:span text:style-name="a596" text:class-names="">This deck on github: </text:span><text:span text:style-name="a597" text:class-names=""><text:a xlink:href="https://github.com/HemantSawant/Presentations" text:style-name="" text:visited-style-name="">https://github.com/HemantSawant/Presentations</text:a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7" draw:style-name="a604" draw:master-page-name="Master1-Layout2-obj-Title-and-Content" presentation:presentation-page-layout-name="Master1-PPL2" draw:id="Slide-272">
        <draw:frame draw:id="id123" presentation:style-name="a609" draw:name="Title 1" svg:x="0.74074in" svg:y="0.66667in" svg:width="9.40143in" svg:height="1.44444in" presentation:class="title" presentation:placeholder="false">
          <draw:text-box>
            <text:p text:style-name="a608" text:class-names="" text:cond-style-name=""><text:span text:style-name="a605" text:class-names="">G-C-Privacy Data Protection:<text:s text:c="1"/></text:span><text:span text:style-name="a606" text:class-names="">who this is applicable to...</text:span><text:span text:style-name="a607" text:class-names=""/></text:p>
          </draw:text-box>
          <svg:title/>
          <svg:desc/>
        </draw:frame>
        <draw:frame draw:id="id124" presentation:style-name="a666" draw:name="Content Placeholder 2" svg:x="0.74074in" svg:y="2.11128in" svg:width="9.653in" svg:height="5.12457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Any company that collects and stores customer information</text:span></text:p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GDPR – European Union resident, visitors included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CCPA - California Resident, includes employees</text:span></text:p>
                  </text:list-item>
                </text:list>
              </text:list-item>
            </text:list>
            <text:list text:style-name="a624">
              <text:list-item>
                <text:p text:style-name="a623" text:class-names="" text:cond-style-name=""><text:span text:style-name="a619" text:class-names="">Common<text:s text:c="1"/></text:span><text:span text:style-name="a620" text:class-names="">(potentially misconstrued) exclusion</text:span><text:span text:style-name="a621" text:class-names=""><text:s text:c="1"/>– surprise!!! </text:span><text:span text:style-name="a622" text:class-names=""/></text:p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5" text:class-names="">B2B<text:s text:c="1"/></text:span><text:span text:style-name="a626" text:class-names="">companies </text:span><text:span text:style-name="a627" text:class-names=""/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Industrial manufacturers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3" text:class-names="">Service Providers</text:span><text:span text:style-name="a634" text:class-names=""><text:s text:c="1"/>– think again about who your customers are (people)</text:span><text:span text:style-name="a635" text:class-names=""/></text:p>
                  </text:list-item>
                </text:list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Private Customer Information – even more surprises, for example:</text:span></text:p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IP address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MAC Address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Images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0" text:class-names="">Anything that can be used to directly or indirectly identify<text:s text:c="1"/></text:span><text:span text:style-name="a651" text:class-names="">a</text:span><text:span text:style-name="a652" text:class-names=""><text:s text:c="1"/>person</text:span><text:span text:style-name="a653" text:class-names=""><text:s text:c="1"/>or household</text:span><text:span text:style-name="a654" text:class-names=""/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/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/></text:p>
                  </text:list-item>
                </text:list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8" draw:style-name="a667" draw:master-page-name="Master1-Layout2-obj-Title-and-Content" presentation:presentation-page-layout-name="Master1-PPL2" draw:id="Slide-273">
        <draw:frame draw:id="id125" presentation:style-name="a670" draw:name="Title 1" svg:x="0.74074in" svg:y="0.66667in" svg:width="9.40143in" svg:height="1.44444in" presentation:class="title" presentation:placeholder="false">
          <draw:text-box>
            <text:p text:style-name="a669" text:class-names="" text:cond-style-name=""><text:span text:style-name="a668" text:class-names="">G-C-Privacy Data Protection: Agenda</text:span></text:p>
          </draw:text-box>
          <svg:title/>
          <svg:desc/>
        </draw:frame>
        <draw:frame draw:id="id126" presentation:style-name="a695" draw:name="Content Placeholder 2" svg:x="0.74074in" svg:y="2.36285in" svg:width="9.40143in" svg:height="4.24406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Who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Why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What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When / Where 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How – opportunity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How - strategies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akeaways 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28" draw:style-name="a696" draw:master-page-name="Master1-Layout2-obj-Title-and-Content" presentation:presentation-page-layout-name="Master1-PPL2" draw:id="Slide-283">
        <draw:frame draw:id="id127" presentation:style-name="a699" draw:name="Title 1" svg:x="0.74074in" svg:y="0.66667in" svg:width="9.40143in" svg:height="1.44444in" presentation:class="title" presentation:placeholder="false">
          <draw:text-box>
            <text:p text:style-name="a698" text:class-names="" text:cond-style-name=""><text:span text:style-name="a697" text:class-names="">G-C-Privacy Data Protection: Why</text:span></text:p>
          </draw:text-box>
          <svg:title/>
          <svg:desc/>
        </draw:frame>
        <draw:frame draw:id="id128" presentation:style-name="a737" draw:name="Content Placeholder 2" svg:x="0.74074in" svg:y="1.8597in" svg:width="9.40143in" svg:height="4.74721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2018 was the year of privacy (some claim, the demise of it...)</text:span></text:p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Big Privacy Data Breaches</text:span></text:p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p text:style-name="a709" text:class-names="" text:cond-style-name=""><text:span text:style-name="a706" text:class-names="">US – Mariott</text:span><text:span text:style-name="a707" text:class-names=""><text:s text:c="1"/>among many biz, Facebook every other week</text:span><text:span text:style-name="a708" text:class-names=""/></text:p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p text:style-name="a712" text:class-names="" text:cond-style-name=""><text:span text:style-name="a711" text:class-names="">International – India – Aadhaar ID cards including biometrics </text:span></text:p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Led to these kind of quotes</text:span></text:p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Trust is dead (but trust is the only real foundation for action)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0" text:class-names="">Surveillance Capitalism</text:span><text:span text:style-name="a721" text:class-names=""><text:s text:c="1"/>(term coined by a Harvard researcher Shoshana Zuboff)</text:span><text:span text:style-name="a722" text:class-names=""/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5" text:class-names="">If they really want and try they can get to your private data, whoever you are</text:span><text:span text:style-name="a726" text:class-names="">.</text:span><text:span text:style-name="a727" text:class-names=""/></text:p>
                  </text:list-item>
                </text:list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Examples from consumer space</text:span></text:p>
              </text:list-item>
            </text:list>
            <text:list text:style-name="a736">
              <text:list-item>
                <text:p text:style-name="a735" text:class-names="" text:cond-style-name=""><text:span text:style-name="a733" text:class-names="">Examples from corporate space</text:span><text:span text:style-name="a734" text:class-names=""/></text:p>
              </text:list-item>
            </text:list>
          </draw:text-box>
          <svg:title/>
          <svg:desc/>
        </draw:frame>
      </draw:page>
      <draw:page draw:name="Slide4" draw:style-name="a738" draw:master-page-name="Master1-Layout2-obj-Title-and-Content" presentation:presentation-page-layout-name="Master1-PPL2" draw:id="Slide-259">
        <draw:frame draw:id="id129" presentation:style-name="a741" draw:name="Title 1" svg:x="0.74074in" svg:y="0.66667in" svg:width="9.40143in" svg:height="1.44444in" presentation:class="title" presentation:placeholder="false">
          <draw:text-box>
            <text:p text:style-name="a740" text:class-names="" text:cond-style-name=""><text:span text:style-name="a739" text:class-names="">G-C-Privacy Data Protection: Why</text:span></text:p>
          </draw:text-box>
          <svg:title/>
          <svg:desc/>
        </draw:frame>
        <draw:frame draw:id="id130" presentation:style-name="a763" draw:name="Content Placeholder 2" svg:x="0.74074in" svg:y="2.36285in" svg:width="9.40143in" svg:height="4.24406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US is the most business innovation friendly in the world – that does not mean we need to remain "The Wild West"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Europe is known to take the hard choices in regulation first in the world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US follows, with California leading the way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Jury is still out whether this kind of regulation is right and enough 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Everyone agrees we do need some type of regulation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At least two CEOs from FANGAM (the tech giants) have concrete Proposals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Federal level regulation makes more sense and probably 5-10 years out</text:span></text:p>
              </text:list-item>
            </text:list>
          </draw:text-box>
          <svg:title/>
          <svg:desc/>
        </draw:frame>
      </draw:page>
      <draw:page draw:name="Slide6" draw:style-name="a764" draw:master-page-name="Master1-Layout2-obj-Title-and-Content" presentation:presentation-page-layout-name="Master1-PPL2" draw:id="Slide-261">
        <draw:frame draw:id="id131" presentation:style-name="a767" draw:name="Title 1" svg:x="0.74074in" svg:y="0.66667in" svg:width="9.40143in" svg:height="1.44444in" presentation:class="title" presentation:placeholder="false">
          <draw:text-box>
            <text:p text:style-name="a766" text:class-names="" text:cond-style-name=""><text:span text:style-name="a765" text:class-names="">G-C-Privacy Data Protection: Agenda</text:span></text:p>
          </draw:text-box>
          <svg:title/>
          <svg:desc/>
        </draw:frame>
        <draw:frame draw:id="id132" presentation:style-name="a792" draw:name="Content Placeholder 2" svg:x="0.74074in" svg:y="2.36285in" svg:width="9.40143in" svg:height="4.24406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Who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Why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What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When / Where 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How – opportunity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How - strategies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akeaways 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5" draw:style-name="a793" draw:master-page-name="Master1-Layout2-obj-Title-and-Content" presentation:presentation-page-layout-name="Master1-PPL2" draw:id="Slide-260">
        <draw:frame draw:id="id133" presentation:style-name="a796" draw:name="Title 1" svg:x="0.74074in" svg:y="0.66667in" svg:width="9.40143in" svg:height="1.44444in" presentation:class="title" presentation:placeholder="false">
          <draw:text-box>
            <text:p text:style-name="a795" text:class-names="" text:cond-style-name=""><text:span text:style-name="a794" text:class-names="">G-C-Privacy Data Protection: What</text:span></text:p>
          </draw:text-box>
          <svg:title/>
          <svg:desc/>
        </draw:frame>
        <draw:frame draw:id="id134" presentation:style-name="a842" draw:name="Content Placeholder 2" svg:x="0.74074in" svg:y="1.73392in" svg:width="9.40143in" svg:height="5.36042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EU's General Data Protection Regulation (GDPR)</text:span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0" text:class-names="">Right to request, correct, control processing, erasure of personal data</text:span><text:span text:style-name="a801" text:class-names=""/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4" text:class-names="">Report breach within 72 hours</text:span><text:span text:style-name="a805" text:class-names=""/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Respond to customer request within 30 days</text:span></text:p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1" text:class-names="">Max fine per infraction - 4% of annual global sales </text:span><text:span text:style-name="a812" text:class-names=""/></text:p>
                  </text:list-item>
                </text:list>
              </text:list-item>
            </text:list>
            <text:list text:style-name="a819">
              <text:list-item>
                <text:p text:style-name="a818" text:class-names="" text:cond-style-name=""><text:span text:style-name="a815" text:class-names="">California Consumer Privacy Act</text:span><text:span text:style-name="a816" text:class-names=""><text:s text:c="1"/></text:span><text:span text:style-name="a817" text:class-names="">(CCPA)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Considered GDPR+ includes employees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3" text:class-names="">Jan 2020 enforcement launch</text:span><text:span text:style-name="a824" text:class-names=""/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7" text:class-names="">Any company with customers or employees in California </text:span><text:span text:style-name="a828" text:class-names=""/></text:p>
                  </text:list-item>
                </text:list>
              </text:list-item>
            </text:list>
            <text:list text:style-name="a834">
              <text:list-item>
                <text:p text:style-name="a833" text:class-names="" text:cond-style-name=""><text:span text:style-name="a831" text:class-names="">Other states in the US<text:s text:c="1"/></text:span><text:span text:style-name="a832" text:class-names="">– 30+ under way, Ohio has a different take</text:span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Other countries in the world<text:s text:c="1"/></text:span><text:span text:style-name="a836" text:class-names="">– Argentina, Canada, Iceland, Israel, Malaysia, New Zealand, Switzerland, Uruguay, ...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7" draw:style-name="a843" draw:master-page-name="Master1-Layout2-obj-Title-and-Content" presentation:presentation-page-layout-name="Master1-PPL2" draw:id="Slide-262">
        <draw:frame draw:id="id135" presentation:style-name="a848" draw:name="Title 1" svg:x="0.74074in" svg:y="0.66667in" svg:width="9.40143in" svg:height="1.44444in" presentation:class="title" presentation:placeholder="false">
          <draw:text-box>
            <text:p text:style-name="a845" text:class-names="" text:cond-style-name=""><text:span text:style-name="a844" text:class-names="">G-C-Privacy Data Protection: What – GDPR details</text:span></text:p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36" presentation:style-name="a886" draw:name="Content Placeholder 2" svg:x="0.74074in" svg:y="2.11128in" svg:width="9.90457in" svg:height="4.66859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Consumer Privacy Rights</text:span></text:p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Right to reuest (all data stored by a company about me) - 30 day turn-around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5" text:class-names="">Right to rectification (corretion) and erasure (of data a company has about me)</text:span><text:span text:style-name="a856" text:class-names=""/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9" text:class-names="">Right to restriction of processing, or, object to processing of personal data</text:span><text:span text:style-name="a860" text:class-names=""/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3" text:class-names="">Right to data portability</text:span><text:span text:style-name="a864" text:class-names=""/></text:p>
                  </text:list-item>
                </text:list>
              </text:list-item>
            </text:list>
            <text:list text:style-name="a870">
              <text:list-item>
                <text:p text:style-name="a869" text:class-names="" text:cond-style-name=""><text:span text:style-name="a867" text:class-names="">Max fines – 4% of global sales, 50,000 euros for smaller companies</text:span><text:span text:style-name="a868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1" text:class-names="">Data Protection Officer – new C-level officer with accountability</text:span><text:span text:style-name="a872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5" text:class-names="">Breach reporting – 72 hours to report to regulators and local law enforcement</text:span><text:span text:style-name="a876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79" text:class-names="">First fines issued by France to Google – 50 million euros for lack of proper user consent in android services opt-in and onboarding</text:span><text:span text:style-name="a880" text:class-names=""/></text:p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887" draw:master-page-name="Master1-Layout2-obj-Title-and-Content" presentation:presentation-page-layout-name="Master1-PPL2" draw:id="Slide-263">
        <draw:frame draw:id="id137" presentation:style-name="a892" draw:name="Title 1" svg:x="0.74074in" svg:y="0.66667in" svg:width="9.40143in" svg:height="1.44444in" presentation:class="title" presentation:placeholder="false">
          <draw:text-box>
            <text:p text:style-name="a889" text:class-names="" text:cond-style-name=""><text:span text:style-name="a888" text:class-names="">G-C-Privacy Data Protection: What – CCPA details</text:span></text:p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38" presentation:style-name="a924" draw:name="Content Placeholder 2" svg:x="0.74074in" svg:y="2.11128in" svg:width="9.40143in" svg:height="4.49564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Provides California consumers with privacy rights</text:span></text:p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Right to know which personal information (PI) is collected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Whether PI is sold or disclosed and to whom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Say no to sale of PI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Access to their PI collected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Same price and access even if / after the above rights are exercised</text:span></text:p>
                  </text:list-item>
                </text:list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Applies to any company doing business in, or with employees in CA if</text:span></text:p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25 million in annual revenue, OR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Buy/receive/sell/share PI of 50,000 or more consumers/households/devices, OR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0" text:class-names="">Derive 50% or more of their revenue from selling PI of consumers</text:span><text:span text:style-name="a92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925" draw:master-page-name="Master1-Layout2-obj-Title-and-Content" presentation:presentation-page-layout-name="Master1-PPL2" draw:id="Slide-264">
        <draw:frame draw:id="id139" presentation:style-name="a930" draw:name="Title 1" svg:x="0.74074in" svg:y="0.66667in" svg:width="9.40143in" svg:height="1.44444in" presentation:class="title" presentation:placeholder="false">
          <draw:text-box>
            <text:p text:style-name="a927" text:class-names="" text:cond-style-name=""><text:span text:style-name="a926" text:class-names="">G-C-Privacy Data Protection: What – GDPR vs CCPA</text:span></text:p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40" presentation:style-name="a981" draw:name="Content Placeholder 2" svg:x="0.31621in" svg:y="1.98549in" svg:width="10.5964in" svg:height="5.34469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1" text:class-names="">                                    <text:s text:c="1"/></text:span><text:span text:style-name="a932" text:class-names="">GDPR</text:span><text:span text:style-name="a933" text:class-names="">                                               <text:s text:c="1"/></text:span><text:span text:style-name="a934" text:class-names="">CCPA</text:span></text:p>
              </text:list-item>
            </text:list>
            <text:list text:style-name="a940">
              <text:list-item>
                <text:p text:style-name="a939" text:class-names="" text:cond-style-name=""><text:span text:style-name="a937" text:class-names="">Enforced by</text:span><text:span text:style-name="a938" text:class-names="">             EU countries regulators               CA Attorney General</text:span></text:p>
              </text:list-item>
            </text:list>
            <text:list text:style-name="a945">
              <text:list-item>
                <text:p text:style-name="a944" text:class-names="" text:cond-style-name=""><text:span text:style-name="a941" text:class-names="">Enforced Since</text:span><text:span text:style-name="a942" text:class-names="">         May 2018                                       January 2020</text:span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49" text:class-names="">Fines</text:span><text:span text:style-name="a950" text:class-names="">                       Very big for big companies          Smaller, higher for intentional</text:span></text:p>
              </text:list-item>
            </text:list>
            <text:list text:style-name="a957">
              <text:list-item>
                <text:p text:style-name="a956" text:class-names="" text:cond-style-name=""><text:span text:style-name="a953" text:class-names="">Applies To</text:span><text:span text:style-name="a954" text:class-names="">            Companies with EU residents        Do biz or employees in<text:s text:c="1"/></text:span><text:span text:style-name="a955" text:class-names="">CA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1" text:class-names="">Breach Reporting    <text:s text:c="1"/></text:span><text:span text:style-name="a962" text:class-names="">72 hour window                           Not specified</text:span><text:span text:style-name="a963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6" text:class-names="">Customer Request   <text:s text:c="1"/></text:span><text:span text:style-name="a967" text:class-names="">30 day turn-around                     30 day turn-around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3" text:class-names="">Peculiar Coverage</text:span><text:span text:style-name="a974" text:class-names="">    IP address as PI                       Any ID for consumer/household</text:span></text:p>
              </text:list-item>
            </text:list>
            <text:list text:style-name="a980">
              <text:list-item>
                <text:p text:style-name="a979" text:class-names="" text:cond-style-name=""><text:span text:style-name="a977" text:class-names="">                                  DPO – new C-level officer          Link for "Do Not Sell My Info"</text:span><text:span text:style-name="a978" text:class-names=""/></text:p>
              </text:list-item>
            </text:list>
          </draw:text-box>
          <svg:title/>
          <svg:desc/>
        </draw:frame>
      </draw:page>
      <draw:page draw:name="Slide12" draw:style-name="a982" draw:master-page-name="Master1-Layout2-obj-Title-and-Content" presentation:presentation-page-layout-name="Master1-PPL2" draw:id="Slide-267">
        <draw:frame draw:id="id141" presentation:style-name="a987" draw:name="Title 1" svg:x="0.74074in" svg:y="0.66667in" svg:width="9.40143in" svg:height="1.44444in" presentation:class="title" presentation:placeholder="false">
          <draw:text-box>
            <text:p text:style-name="a984" text:class-names="" text:cond-style-name=""><text:span text:style-name="a983" text:class-names="">G-C-Privacy Data Protection: What – GDPR vs CCPA vs other states</text:span></text:p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42" presentation:style-name="a1022" draw:name="Content Placeholder 2" svg:x="0.74074in" svg:y="2.127in" svg:width="9.40143in" svg:height="5.29752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31 states have some type of privacy data protection legislation under way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Ohio Data Protection Act – ODPA – a different take by affirmative defence</text:span></text:p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Tries to promote data protection practices by companies. Those who bring up their cyber security practices to industry standard framework will be protected against tort claims from data breach lawsuits.</text:span></text:p>
                  </text:list-item>
                </text:list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Texas – very similar to CCPA, 2 bills, yet to pass and become law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0" text:class-names="">Vermont – specifically targets Data Brokers, makes them register annually, data security and fraudulent collection prevention, free credit freezes</text:span><text:span text:style-name="a1001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4" text:class-names="">Colorado – lightweight compared to GDPR and CCPA, 30 day window for breach notification</text:span><text:span text:style-name="a1005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Massachusettes – lightweight, enryption and employee training, notify consumers about data breach </text:span><text:span text:style-name="a1009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2" text:class-names="">Illinois – decade old Biometric Info Protection Act (BIPA) enforcement and interpretation under challenge/review in IL Supreme Court</text:span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</draw:page>
      <draw:page draw:name="Slide14" draw:style-name="a1023" draw:master-page-name="Master1-Layout2-obj-Title-and-Content" presentation:presentation-page-layout-name="Master1-PPL2" draw:id="Slide-269">
        <draw:frame draw:id="id143" presentation:style-name="a1026" draw:name="Title 1" svg:x="0.74074in" svg:y="0.66667in" svg:width="9.40143in" svg:height="1.44444in" presentation:class="title" presentation:placeholder="false">
          <draw:text-box>
            <text:p text:style-name="a1025" text:class-names="" text:cond-style-name=""><text:span text:style-name="a1024" text:class-names="">G-C-Privacy Data Protection: Agenda</text:span></text:p>
          </draw:text-box>
          <svg:title/>
          <svg:desc/>
        </draw:frame>
        <draw:frame draw:id="id144" presentation:style-name="a1051" draw:name="Content Placeholder 2" svg:x="0.74074in" svg:y="2.36285in" svg:width="9.40143in" svg:height="4.24406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Who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Why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What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When / Where 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How – opportunity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How - strategies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Takeaways 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</draw:page>
      <draw:page draw:name="Slide11" draw:style-name="a1052" draw:master-page-name="Master1-Layout2-obj-Title-and-Content" presentation:presentation-page-layout-name="Master1-PPL2" draw:id="Slide-266">
        <draw:frame draw:id="id145" presentation:style-name="a1056" draw:name="Title 1" svg:x="0.74074in" svg:y="0.66667in" svg:width="9.40143in" svg:height="1.44444in" presentation:class="title" presentation:placeholder="false">
          <draw:text-box>
            <text:p text:style-name="a1055" text:class-names="" text:cond-style-name=""><text:span text:style-name="a1053" text:class-names="">G-C-Privacy Data Protection: When<text:s text:c="1"/></text:span><text:span text:style-name="a1054" text:class-names="">- time lines to remember</text:span></text:p>
          </draw:text-box>
          <svg:title/>
          <svg:desc/>
        </draw:frame>
        <draw:frame draw:id="id146" presentation:style-name="a1103" draw:name="Content Placeholder 2" svg:x="0.74074in" svg:y="2.11128in" svg:width="9.40143in" svg:height="5.03023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GDPR – EU</text:span></text:p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0" text:class-names="">In effect since May 2018, only Google fined so far, no small companies fined yet</text:span><text:span text:style-name="a1061" text:class-names=""/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4" text:class-names="">72 hour window for breach notification</text:span><text:span text:style-name="a1065" text:class-names=""/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8" text:class-names="">30 day turn around for customer requests</text:span><text:span text:style-name="a1069" text:class-names=""/></text:p>
                  </text:list-item>
                </text:list>
              </text:list-item>
            </text:list>
            <text:list text:style-name="a1075">
              <text:list-item>
                <text:p text:style-name="a1074" text:class-names="" text:cond-style-name=""><text:span text:style-name="a1072" text:class-names="">CCPA – California</text:span><text:span text:style-name="a1073" text:class-names=""/></text:p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6" text:class-names="">In effect from January 2020, AG is expected to act quickly and make examples</text:span><text:span text:style-name="a1077" text:class-names=""/></text:p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0" text:class-names="">30 day compliance window, fine comes after that</text:span><text:span text:style-name="a1081" text:class-names=""/></text:p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4" text:class-names="">30 day turn around for customer requests</text:span><text:span text:style-name="a1085" text:class-names=""/></text:p>
                  </text:list-item>
                </text:list>
              </text:list-item>
            </text:list>
            <text:list text:style-name="a1091">
              <text:list-item>
                <text:p text:style-name="a1090" text:class-names="" text:cond-style-name=""><text:span text:style-name="a1088" text:class-names="">Vermont – targetting Data Brokers</text:span><text:span text:style-name="a1089" text:class-names=""/></text:p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2" text:class-names="">In effect from January 2019</text:span><text:span text:style-name="a1093" text:class-names=""/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6" text:class-names="">Has the promise to do the most good for all – EFF approves</text:span><text:span text:style-name="a1097" text:class-names=""/></text:p>
                  </text:list-item>
                </text:list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draw:page draw:name="Slide16" draw:style-name="a1104" draw:master-page-name="Master1-Layout2-obj-Title-and-Content" presentation:presentation-page-layout-name="Master1-PPL2" draw:id="Slide-271">
        <draw:frame draw:id="id147" presentation:style-name="a1107" draw:name="Title 1" svg:x="0.74074in" svg:y="0.66667in" svg:width="9.40143in" svg:height="1.44444in" presentation:class="title" presentation:placeholder="false">
          <draw:text-box>
            <text:p text:style-name="a1106" text:class-names="" text:cond-style-name=""><text:span text:style-name="a1105" text:class-names="">G-C-Privacy Data Protection: Agenda</text:span></text:p>
          </draw:text-box>
          <svg:title/>
          <svg:desc/>
        </draw:frame>
        <draw:frame draw:id="id148" presentation:style-name="a1133" draw:name="Content Placeholder 2" svg:x="0.74074in" svg:y="2.36285in" svg:width="9.40143in" svg:height="4.24406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Who (am I)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Why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What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7" text:class-names="">When / Where</text:span><text:span text:style-name="a1118" text:class-names=""> 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How – opportunity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How - strategies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Takeaways 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</draw:page>
      <draw:page draw:name="Slide19" draw:style-name="a1134" draw:master-page-name="Master1-Layout2-obj-Title-and-Content" presentation:presentation-page-layout-name="Master1-PPL2" draw:id="Slide-274">
        <draw:frame draw:id="id149" presentation:style-name="a1139" draw:name="Title 1" svg:x="0.74074in" svg:y="0.66667in" svg:width="9.40143in" svg:height="1.44444in" presentation:class="title" presentation:placeholder="false">
          <draw:text-box>
            <text:p text:style-name="a1138" text:class-names="" text:cond-style-name=""><text:span text:style-name="a1135" text:class-names="">G-C-Privacy Data Protection: How – the<text:s text:c="1"/></text:span><text:span text:style-name="a1136" text:class-names="">opportunity</text:span><text:span text:style-name="a1137" text:class-names=""/></text:p>
          </draw:text-box>
          <svg:title/>
          <svg:desc/>
        </draw:frame>
        <draw:frame draw:id="id150" presentation:style-name="a1177" draw:name="Content Placeholder 2" svg:x="0.74074in" svg:y="2.36285in" svg:width="9.40143in" svg:height="5.0145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Like any other regulation, there is need for IT systems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For GDPR alone:</text:span></text:p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To track collected data, protect it, and erase it for sure, we will need sophisticated tools</text:span></text:p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To track requests, complaints, we will need new work flow software</text:span></text:p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Incident response has new requirements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/></text:p>
                  </text:list-item>
                </text:list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For CCPA, let's add:</text:span></text:p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HR systems has new requirements</text:span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4" text:class-names="">The state of CA has an economy ranked #5 in the world, ahead of UK</text:span><text:span text:style-name="a1165" text:class-names=""/></text:p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68" text:class-names=""/></text:p>
                  </text:list-item>
                </text:list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Any new IT systems/apps will need to be protected with GRC items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</draw:text-box>
          <svg:title/>
          <svg:desc/>
        </draw:frame>
      </draw:page>
      <draw:page draw:name="Slide20" draw:style-name="a1178" draw:master-page-name="Master1-Layout2-obj-Title-and-Content" presentation:presentation-page-layout-name="Master1-PPL2" draw:id="Slide-275">
        <draw:frame draw:id="id151" presentation:style-name="a1183" draw:name="Title 1" svg:x="0.74074in" svg:y="0.66667in" svg:width="9.40143in" svg:height="1.69602in" presentation:class="title" presentation:placeholder="false">
          <draw:text-box>
            <text:p text:style-name="a1182" text:class-names="" text:cond-style-name=""><text:span text:style-name="a1179" text:class-names="">G-C-Privacy Data Protection: How – the<text:s text:c="1"/></text:span><text:span text:style-name="a1180" text:class-names="">opportunity – projected GDPR Opportunity</text:span><text:span text:style-name="a1181" text:class-names=""/></text:p>
          </draw:text-box>
          <svg:title/>
          <svg:desc/>
        </draw:frame>
        <draw:frame draw:id="id152" presentation:style-name="a1212" draw:name="Content Placeholder 2" svg:x="0.74074in" svg:y="2.36285in" svg:width="9.40143in" svg:height="4.58998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Very Conservative assumptions</text:span></text:p>
              </text:list-item>
            </text:list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>10,000 companies that are the potential targets – real number is much higher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Fines - Max: 4% of global sales / Min: 50,000 euros – per infraction</text:span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>Average Exposure – 100,000 euros / year / company</text:span></text:p>
                  </text:list-item>
                </text:list>
              </text:list-item>
            </text:list>
            <text:list text:style-name="a1200">
              <text:list-item>
                <text:p text:style-name="a1199" text:class-names="" text:cond-style-name=""><text:span text:style-name="a1196" text:class-names="">Assume willingness to spend half of the<text:s text:c="1"/></text:span><text:span text:style-name="a1197" text:class-names="">potential</text:span><text:span text:style-name="a1198" text:class-names=""><text:s text:c="1"/>exposure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Total Market Size comes to 10,000 x (100,000 / 2) = 500,000,000 euros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Of course the above will be split among – legal support, GRC / InfoSec, App Dev or Buys from Vendors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7" text:class-names="">Neary a Y2K size opportunity, and just like Y2K<text:s text:c="1"/></text:span><text:span text:style-name="a1208" text:class-names="">it could</text:span><text:span text:style-name="a1209" text:class-names=""><text:s text:c="1"/>grow bigger</text:span></text:p>
              </text:list-item>
            </text:list>
          </draw:text-box>
          <svg:title/>
          <svg:desc/>
        </draw:frame>
      </draw:page>
      <draw:page draw:name="Slide22" draw:style-name="a1213" draw:master-page-name="Master1-Layout2-obj-Title-and-Content" presentation:presentation-page-layout-name="Master1-PPL2" draw:id="Slide-277">
        <draw:frame draw:id="id153" presentation:style-name="a1216" draw:name="Title 1" svg:x="0.74074in" svg:y="0.66667in" svg:width="9.40143in" svg:height="1.44444in" presentation:class="title" presentation:placeholder="false">
          <draw:text-box>
            <text:p text:style-name="a1215" text:class-names="" text:cond-style-name=""><text:span text:style-name="a1214" text:class-names="">G-C-Privacy Data Protection: Agenda</text:span></text:p>
          </draw:text-box>
          <svg:title/>
          <svg:desc/>
        </draw:frame>
        <draw:frame draw:id="id154" presentation:style-name="a1242" draw:name="Content Placeholder 2" svg:x="0.74074in" svg:y="2.36285in" svg:width="9.40143in" svg:height="4.24406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Who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Why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What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6" text:class-names="">When / Where</text:span><text:span text:style-name="a1227" text:class-names=""> 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How – opportunity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How - strategies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Takeaways 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</draw:text-box>
          <svg:title/>
          <svg:desc/>
        </draw:frame>
      </draw:page>
      <draw:page draw:name="Slide21" draw:style-name="a1243" draw:master-page-name="Master1-Layout2-obj-Title-and-Content" presentation:presentation-page-layout-name="Master1-PPL2" draw:id="Slide-276">
        <draw:frame draw:id="id155" presentation:style-name="a1248" draw:name="Title 1" svg:x="0.74074in" svg:y="0.66667in" svg:width="9.40143in" svg:height="1.44444in" presentation:class="title" presentation:placeholder="false">
          <draw:text-box>
            <text:p text:style-name="a1247" text:class-names="" text:cond-style-name=""><text:span text:style-name="a1244" text:class-names="">G-C-Privacy Data Protection: How – the<text:s text:c="1"/></text:span><text:span text:style-name="a1245" text:class-names="">strategies<text:s text:c="1"/></text:span><text:span text:style-name="a1246" text:class-names=""/></text:p>
          </draw:text-box>
          <svg:title/>
          <svg:desc/>
        </draw:frame>
        <draw:frame draw:id="id156" presentation:style-name="a1276" draw:name="Content Placeholder 2" svg:x="0.74074in" svg:y="2.36285in" svg:width="9.40143in" svg:height="4.58998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49" text:class-names="">Low hanging fruit – your state level<text:s text:c="1"/></text:span><text:span text:style-name="a1250" text:class-names="">regulations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Lowest Common denominator for all national and international<text:s text:c="1"/></text:span><text:span text:style-name="a1254" text:class-names="">laws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57" text:class-names="">Train the leadership –<text:s text:c="1"/></text:span><text:span text:style-name="a1258" text:class-names="">make</text:span><text:span text:style-name="a1259" text:class-names=""><text:s text:c="1"/>them<text:s text:c="1"/></text:span><text:span text:style-name="a1260" text:class-names="">"</text:span><text:span text:style-name="a1261" text:class-names="">get it</text:span><text:span text:style-name="a1262" text:class-names="">"</text:span><text:span text:style-name="a1263" text:class-names=""><text:s text:c="1"/>about the exposure</text:span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>Make the communications team aware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Get the InfoSec and GRC teams start on the plans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</draw:page>
      <draw:page draw:name="Slide23" draw:style-name="a1277" draw:master-page-name="Master1-Layout2-obj-Title-and-Content" presentation:presentation-page-layout-name="Master1-PPL2" draw:id="Slide-278">
        <draw:frame draw:id="id157" presentation:style-name="a1280" draw:name="Title 1" svg:x="0.74074in" svg:y="0.66667in" svg:width="9.40143in" svg:height="1.44444in" presentation:class="title" presentation:placeholder="false">
          <draw:text-box>
            <text:p text:style-name="a1279" text:class-names="" text:cond-style-name=""><text:span text:style-name="a1278" text:class-names="">G-C-Privacy Data Protection: Agenda</text:span></text:p>
          </draw:text-box>
          <svg:title/>
          <svg:desc/>
        </draw:frame>
        <draw:frame draw:id="id158" presentation:style-name="a1306" draw:name="Content Placeholder 2" svg:x="0.74074in" svg:y="2.36285in" svg:width="9.40143in" svg:height="4.24406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Who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Why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What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0" text:class-names="">When / Where</text:span><text:span text:style-name="a1291" text:class-names=""> 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How – opportunity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How - strategies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Takeaways 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title/>
          <svg:desc/>
        </draw:frame>
      </draw:page>
      <draw:page draw:name="Slide24" draw:style-name="a1307" draw:master-page-name="Master1-Layout2-obj-Title-and-Content" presentation:presentation-page-layout-name="Master1-PPL2" draw:id="Slide-279">
        <draw:frame draw:id="id159" presentation:style-name="a1311" draw:name="Title 1" svg:x="0.74074in" svg:y="0.66667in" svg:width="9.40143in" svg:height="1.44444in" presentation:class="title" presentation:placeholder="false">
          <draw:text-box>
            <text:p text:style-name="a1310" text:class-names="" text:cond-style-name=""><text:span text:style-name="a1308" text:class-names="">G-C-Privacy Data Protection: Takeaways</text:span><text:span text:style-name="a1309" text:class-names=""/></text:p>
          </draw:text-box>
          <svg:title/>
          <svg:desc/>
        </draw:frame>
        <draw:frame draw:id="id160" presentation:style-name="a1351" draw:name="Content Placeholder 2" svg:x="0.74074in" svg:y="2.36285in" svg:width="9.40143in" svg:height="4.58998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2" text:class-names="">GDPR, CCPA,<text:s text:c="1"/></text:span><text:span text:style-name="a1313" text:class-names="">International</text:span><text:span text:style-name="a1314" text:class-names="">, State-level – know your total exposure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7" text:class-names="">Know your start dates for exposure – feeds into planning for the<text:s text:c="1"/></text:span><text:span text:style-name="a1318" text:class-names="">Program</text:span><text:span text:style-name="a1319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Better still, find the Lowest Common Denominator that's most effective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5" text:class-names="">Lawyers can and do help, but find the right ones, start with your in-house<text:s text:c="1"/></text:span><text:span text:style-name="a1326" text:class-names="">counsel getting up to speed on these<text:s text:c="1"/></text:span><text:span text:style-name="a1327" text:class-names="">laws and regulations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Impacted Areas</text:span></text:p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>App Dev</text:span></text:p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>Data Architecture</text:span></text:p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>InfoSec / GRC</text:span></text:p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2" text:class-names="">Incident Response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5" text:class-names=""/></text:p>
                  </text:list-item>
                </text:list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</draw:text-box>
          <svg:title/>
          <svg:desc/>
        </draw:frame>
      </draw:page>
      <draw:page draw:name="Slide25" draw:style-name="a1352" draw:master-page-name="Master1-Layout2-obj-Title-and-Content" presentation:presentation-page-layout-name="Master1-PPL2" draw:id="Slide-280">
        <draw:frame draw:id="id161" presentation:style-name="a1357" draw:name="Title 1" svg:x="0.74074in" svg:y="0.66667in" svg:width="9.40143in" svg:height="1.44444in" presentation:class="title" presentation:placeholder="false">
          <draw:text-box>
            <text:p text:style-name="a1356" text:class-names="" text:cond-style-name=""><text:span text:style-name="a1353" text:class-names="">G-C-Privacy Data Protection: Takeaways</text:span><text:span text:style-name="a1354" text:class-names=""><text:s text:c="1"/>– a different take</text:span><text:span text:style-name="a1355" text:class-names=""/></text:p>
          </draw:text-box>
          <svg:title/>
          <svg:desc/>
        </draw:frame>
        <draw:frame draw:id="id162" presentation:style-name="a1394" draw:name="Content Placeholder 2" svg:x="0.74074in" svg:y="2.36285in" svg:width="9.40143in" svg:height="4.58998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Identify the real business impact and usage for your company, asking</text:span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1" text:class-names="">Why do we really need consumer privacy data ?</text:span><text:span text:style-name="a1362" text:class-names=""/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5" text:class-names="">What do we actually use PI for ?</text:span><text:span text:style-name="a1366" text:class-names=""/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69" text:class-names="">Can we make PI protection a business advantage ?</text:span><text:span text:style-name="a1370" text:class-names=""/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3" text:class-names="">Can we make privacy a differentiating feature of our products/services ?</text:span><text:span text:style-name="a1374" text:class-names=""/></text:p>
                  </text:list-item>
                </text:list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Consumer Privacy as a business advantage<text:s text:c="1"/></text:span></text:p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>Tech giants are already taking steps in this direction – FANGAM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3" text:class-names="">Many consumers are ready to "pay premium for privacy" – e.g. paid webmail instead of gmail/hotmail, consumer and family VPN solutions</text:span><text:span text:style-name="a1384" text:class-names=""/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Balance convenience and security – transparancy to customers always welcome</text:span></text:p>
                  </text:list-item>
                </text:list>
              </text:list-item>
            </text:list>
            <text:list text:style-name="a1393">
              <text:list-item>
                <text:p text:style-name="a1392" text:class-names="" text:cond-style-name=""><text:span text:style-name="a1390" text:class-names="">At a Bare Minimum – guarantee no sale/release of PI outside</text:span><text:span text:style-name="a1391" text:class-names=""/></text:p>
              </text:list-item>
            </text:list>
          </draw:text-box>
          <svg:title/>
          <svg:desc/>
        </draw:frame>
      </draw:page>
      <draw:page draw:name="Slide26" draw:style-name="a1395" draw:master-page-name="Master1-Layout2-obj-Title-and-Content" presentation:presentation-page-layout-name="Master1-PPL2" draw:id="Slide-281">
        <draw:frame draw:id="id163" presentation:style-name="a1399" draw:name="Title 1" svg:x="0.74074in" svg:y="0.66667in" svg:width="9.40143in" svg:height="1.44444in" presentation:class="title" presentation:placeholder="false">
          <draw:text-box>
            <text:p text:style-name="a1398" text:class-names="" text:cond-style-name=""><text:span text:style-name="a1396" text:class-names="">G-C-Privacy Data Protection: Wrap-up</text:span><text:span text:style-name="a1397" text:class-names=""/></text:p>
          </draw:text-box>
          <svg:title/>
          <svg:desc/>
        </draw:frame>
        <draw:frame draw:id="id164" presentation:style-name="a1425" draw:name="Content Placeholder 2" svg:x="0.74074in" svg:y="2.36285in" svg:width="9.40143in" svg:height="4.24406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Who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Why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What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09" text:class-names="">When / Where</text:span><text:span text:style-name="a1410" text:class-names=""> 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How – opportunity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How - strategies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Takeaways 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</draw:page>
      <draw:page draw:name="Slide27" draw:style-name="a1426" draw:master-page-name="Master1-Layout2-obj-Title-and-Content" presentation:presentation-page-layout-name="Master1-PPL2" draw:id="Slide-282">
        <draw:frame draw:id="id165" presentation:style-name="a1432" draw:name="Title 1" svg:x="0.74074in" svg:y="0.66667in" svg:width="9.40143in" svg:height="3.6457in" presentation:class="title" presentation:placeholder="false">
          <draw:text-box>
            <text:p text:style-name="a1431" text:class-names="" text:cond-style-name=""><text:span text:style-name="a1427" text:class-names="">Thank you !</text:span><text:span text:style-name="a1428" text:class-names=""><text:line-break/><text:line-break/></text:span><text:span text:style-name="a1429" text:class-names="">Questions? </text:span><text:span text:style-name="a1430" text:class-names=""/></text:p>
          </draw:text-box>
          <svg:title/>
          <svg:desc/>
        </draw:frame>
        <draw:frame draw:id="id166" presentation:style-name="a1453" draw:name="Content Placeholder 2" svg:x="0.74074in" svg:y="4.45404in" svg:width="9.40143in" svg:height="2.15287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3" text:class-names="">Slides on Github --<text:s text:c="1"/></text:span><text:span text:style-name="a1434" text:class-names=""><text:a xlink:href="https://github.com/HemantSawant/Presentations" text:style-name="" text:visited-style-name="">https://github.com/HemantSawant/Presentations</text:a></text:span><text:span text:style-name="a1435" text:class-names=""/></text:p>
              </text:list-item>
            </text:list>
            <text:list text:style-name="a1441">
              <text:list-item>
                <text:p text:style-name="a1440" text:class-names="" text:cond-style-name=""><text:span text:style-name="a1438" text:class-names=""><text:a xlink:href="https://www.linkedin.com/in/hemantvsawant" text:style-name="" text:visited-style-name="">https://www.linkedin.com/in/hemantvsawant</text:a></text:span><text:span text:style-name="a1439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2" text:class-names="">@hsawant on Twitter (not regular, use DM)</text:span><text:span text:style-name="a1443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6" text:class-names="">hsawant@gmail.com</text:span><text:span text:style-name="a1447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text" style:name="a40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90c226" draw:opacity="30%" draw:stroke="non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90c226" draw:opacity="20%" draw:stroke="non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graphic" style:name="a67">
      <style:graphic-properties draw:fill="solid" draw:fill-color="#c0e474" draw:opacity="70%" draw:stroke="none"/>
    </style:style>
    <style:style style:family="graphic" style:name="a68">
      <style:graphic-properties draw:fill="solid" draw:fill-color="#90c226" draw:opacity="65%" draw:stroke="none"/>
    </style:style>
    <style:style style:family="graphic" style:name="a69">
      <style:graphic-properties draw:fill="solid" draw:fill-color="#90c226" draw:opacity="80%" draw:stroke="none"/>
    </style:style>
    <style:style style:family="paragraph" style:name="a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">
      <style:graphic-properties draw:fill="solid" draw:fill-color="#90c226" draw:opacity="85%" draw:stroke="non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2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6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5/15/2019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5/15/2019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frame draw:id="id32" draw:layer="Master1-bg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33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ck to 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5/15/2019</text:date></text:span></text:p>
        </draw:text-box>
        <svg:title/>
        <svg:desc/>
      </draw:frame>
      <draw:frame draw:id="id35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6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3">
      <draw:frame draw:id="id37" draw:layer="Master1-bg" presentation:style-name="a107" draw:name="Title 1" svg:x="0.74074in" svg:y="2.9537in" svg:width="9.40143in" svg:height="1.99757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8" presentation:style-name="a111" draw:name="Text Placeholder 2" svg:x="0.74074in" svg:y="4.95128in" svg:width="9.40143in" svg:height="0.94094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39" presentation:style-name="a115" draw:name="Date Placeholder 3" svg:x="7.87963in" svg:y="6.60691in" svg:width="0.99731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5/15/2019</text:date></text:span></text:p>
        </draw:text-box>
        <svg:title/>
        <svg:desc/>
      </draw:frame>
      <draw:frame draw:id="id40" presentation:style-name="a118" draw:name="Footer Placeholder 4" svg:x="0.74074in" svg:y="6.60691in" svg:width="6.8871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1" presentation:style-name="a121" draw:name="Slide Number Placeholder 5" svg:x="9.39486in" svg:y="6.60691in" svg:width="0.74731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22">
      <draw:frame draw:id="id42" draw:layer="Master1-bg" presentation:style-name="a126" draw:name="Title 1" svg:x="0.74074in" svg:y="0.66667in" svg:width="9.40143in" svg:height="1.44444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43" presentation:style-name="a143" draw:name="Content Placeholder 2" svg:x="0.74074in" svg:y="2.36285in" svg:width="4.57572in" svg:height="4.24406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60" draw:name="Content Placeholder 3" svg:x="5.56646in" svg:y="2.36285in" svg:width="4.57572in" svg:height="4.2440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64" draw:name="Date Placeholder 4" svg:x="7.87963in" svg:y="6.60691in" svg:width="0.99731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5/15/2019</text:date></text:span></text:p>
        </draw:text-box>
        <svg:title/>
        <svg:desc/>
      </draw:frame>
      <draw:frame draw:id="id46" presentation:style-name="a167" draw:name="Footer Placeholder 5" svg:x="0.74074in" svg:y="6.60691in" svg:width="6.8871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47" presentation:style-name="a170" draw:name="Slide Number Placeholder 6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71">
      <draw:frame draw:id="id48" draw:layer="Master1-bg" presentation:style-name="a175" draw:name="Title 1" svg:x="0.74074in" svg:y="0.66667in" svg:width="9.40143in" svg:height="1.44444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draw:frame draw:id="id49" presentation:style-name="a179" draw:name="Text Placeholder 2" svg:x="0.739in" svg:y="2.36328in" svg:width="4.57745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50" presentation:style-name="a196" draw:name="Content Placeholder 3" svg:x="0.739in" svg:y="2.99349in" svg:width="4.57745in" svg:height="3.61343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0" draw:name="Text Placeholder 4" svg:x="5.56472in" svg:y="2.36328in" svg:width="4.57745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52" presentation:style-name="a217" draw:name="Content Placeholder 5" svg:x="5.56472in" svg:y="2.99349in" svg:width="4.57745in" svg:height="3.61343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Date Placeholder 6" svg:x="7.87963in" svg:y="6.60691in" svg:width="0.9973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5/15/2019</text:date></text:span></text:p>
        </draw:text-box>
        <svg:title/>
        <svg:desc/>
      </draw:frame>
      <draw:frame draw:id="id54" presentation:style-name="a224" draw:name="Footer Placeholder 7" svg:x="0.74074in" svg:y="6.60691in" svg:width="6.8871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55" presentation:style-name="a227" draw:name="Slide Number Placeholder 8" svg:x="9.39486in" svg:y="6.60691in" svg:width="0.74731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8">
      <draw:frame draw:id="id56" draw:layer="Master1-bg" presentation:style-name="a232" draw:name="Title 1" svg:x="0.74074in" svg:y="0.66667in" svg:width="9.40143in" svg:height="1.44444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57" presentation:style-name="a236" draw:name="Date Placeholder 2" svg:x="7.87963in" svg:y="6.60691in" svg:width="0.99731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5/15/2019</text:date></text:span></text:p>
        </draw:text-box>
        <svg:title/>
        <svg:desc/>
      </draw:frame>
      <draw:frame draw:id="id58" presentation:style-name="a239" draw:name="Footer Placeholder 3" svg:x="0.74074in" svg:y="6.60691in" svg:width="6.8871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9" presentation:style-name="a242" draw:name="Slide Number Placeholder 4" svg:x="9.39486in" svg:y="6.60691in" svg:width="0.74731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43">
      <draw:frame draw:id="id60" draw:layer="Master1-bg" presentation:style-name="a247" draw:name="Date Placeholder 1" svg:x="7.87963in" svg:y="6.60691in" svg:width="0.99731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5/15/2019</text:date></text:span></text:p>
        </draw:text-box>
        <svg:title/>
        <svg:desc/>
      </draw:frame>
      <draw:frame draw:id="id61" presentation:style-name="a250" draw:name="Footer Placeholder 2" svg:x="0.74074in" svg:y="6.60691in" svg:width="6.8871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62" presentation:style-name="a253" draw:name="Slide Number Placeholder 3" svg:x="9.39486in" svg:y="6.60691in" svg:width="0.74731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4">
      <draw:frame draw:id="id63" draw:layer="Master1-bg" presentation:style-name="a258" draw:name="Title 1" svg:x="0.74074in" svg:y="1.63889in" svg:width="4.21536in" svg:height="1.3981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64" presentation:style-name="a275" draw:name="Content Placeholder 2" svg:x="5.2061in" svg:y="0.56313in" svg:width="4.93607in" svg:height="6.04378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79" draw:name="Text Placeholder 3" svg:x="0.74074in" svg:y="3.03704in" svg:width="4.21536in" svg:height="2.82639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66" presentation:style-name="a283" draw:name="Date Placeholder 4" svg:x="7.87963in" svg:y="6.60691in" svg:width="0.99731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5/15/2019</text:date></text:span></text:p>
        </draw:text-box>
        <svg:title/>
        <svg:desc/>
      </draw:frame>
      <draw:frame draw:id="id67" presentation:style-name="a286" draw:name="Footer Placeholder 5" svg:x="0.74074in" svg:y="6.60691in" svg:width="6.8871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8" presentation:style-name="a289" draw:name="Slide Number Placeholder 6" svg:x="9.39486in" svg:y="6.60691in" svg:width="0.74731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90">
      <draw:frame draw:id="id69" draw:layer="Master1-bg" presentation:style-name="a294" draw:name="Title 1" svg:x="0.74074in" svg:y="5.25in" svg:width="9.40143in" svg:height="0.61979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70" presentation:style-name="a298" draw:name="Picture Placeholder 2" svg:x="0.74074in" svg:y="0.66667in" svg:width="9.40143in" svg:height="4.20573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71" presentation:style-name="a302" draw:name="Text Placeholder 3" svg:x="0.74074in" svg:y="5.86979in" svg:width="9.40143in" svg:height="0.7371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72" presentation:style-name="a306" draw:name="Date Placeholder 4" svg:x="7.87963in" svg:y="6.60691in" svg:width="0.99731in" svg:height="0.39931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5/15/2019</text:date></text:span></text:p>
        </draw:text-box>
        <svg:title/>
        <svg:desc/>
      </draw:frame>
      <draw:frame draw:id="id73" presentation:style-name="a309" draw:name="Footer Placeholder 5" svg:x="0.74074in" svg:y="6.60691in" svg:width="6.8871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4" presentation:style-name="a312" draw:name="Slide Number Placeholder 6" svg:x="9.39486in" svg:y="6.60691in" svg:width="0.74731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le-and-Caption" style:page-layout-name="pageLayout1" draw:style-name="a313">
      <draw:frame draw:id="id75" draw:layer="Master1-bg" presentation:style-name="a317" draw:name="Title 1" svg:x="0.74074in" svg:y="0.66667in" svg:width="9.40143in" svg:height="3.72222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76" presentation:style-name="a321" draw:name="Text Placeholder 2" svg:x="0.74074in" svg:y="4.88889in" svg:width="9.40143in" svg:height="1.71802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77" presentation:style-name="a325" draw:name="Date Placeholder 3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5/15/2019</text:date></text:span></text:p>
        </draw:text-box>
        <svg:title/>
        <svg:desc/>
      </draw:frame>
      <draw:frame draw:id="id78" presentation:style-name="a328" draw:name="Footer Placeholder 4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9" presentation:style-name="a331" draw:name="Slide Number Placeholder 5" svg:x="9.39486in" svg:y="6.60691in" svg:width="0.74731in" svg:height="0.3993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Quote-with-Caption" style:page-layout-name="pageLayout1" draw:style-name="a332">
      <draw:frame draw:id="id80" draw:layer="Master1-bg" presentation:style-name="a336" draw:name="Title 1" svg:x="1.01852in" svg:y="0.66667in" svg:width="8.85185in" svg:height="3.30556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81" presentation:style-name="a340" draw:name="Text Placeholder 9" svg:x="1.49403in" svg:y="3.97222in" svg:width="7.90084in" svg:height="0.41667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82" presentation:style-name="a344" draw:name="Text Placeholder 2" svg:x="0.74074in" svg:y="4.88889in" svg:width="9.40143in" svg:height="1.718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83" presentation:style-name="a348" draw:name="Date Placeholder 3" svg:x="7.87963in" svg:y="6.60691in" svg:width="0.99731in" svg:height="0.39931in" presentation:class="date-time" presentation:placeholder="false">
        <draw:text-box>
          <text:p text:style-name="a347" text:class-names="" text:cond-style-name=""><text:span text:style-name="a345" text:class-names=""><text:date text:fixed="false" style:data-style-name="a346">5/15/2019</text:date></text:span></text:p>
        </draw:text-box>
        <svg:title/>
        <svg:desc/>
      </draw:frame>
      <draw:frame draw:id="id84" presentation:style-name="a351" draw:name="Footer Placeholder 4" svg:x="0.74074in" svg:y="6.60691in" svg:width="6.88715in" svg:height="0.39931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85" presentation:style-name="a354" draw:name="Slide Number Placeholder 5" svg:x="9.39486in" svg:y="6.60691in" svg:width="0.74731in" svg:height="0.39931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#›</text:page-number></text:span></text:p>
        </draw:text-box>
        <svg:title/>
        <svg:desc/>
      </draw:frame>
      <draw:frame draw:id="id86" draw:style-name="a357" draw:name="TextBox 19" svg:x="0.5926in" svg:y="0.86437in" svg:width="0.66667in" svg:height="0.63952in">
        <draw:text-box>
          <text:p text:style-name="a356" text:class-names="" text:cond-style-name=""><text:span text:style-name="a355" text:class-names="">“</text:span></text:p>
        </draw:text-box>
        <svg:title/>
        <svg:desc/>
      </draw:frame>
      <draw:frame draw:id="id87" draw:style-name="a361" draw:name="TextBox 21" svg:x="9.72552in" svg:y="3.15678in" svg:width="0.66667in" svg:height="0.63952in">
        <draw:text-box>
          <text:p text:style-name="a360" text:class-names="" text:cond-style-name=""><text:span text:style-name="a358" text:class-names="">”</text:span><text:span text:style-name="a359" text:class-names=""/></text:p>
        </draw:text-box>
        <svg:title/>
        <svg:desc/>
      </draw:frame>
    </style:master-page>
    <style:master-page style:name="Master1-Layout12-cust-Name-Card" style:page-layout-name="pageLayout1" draw:style-name="a362">
      <draw:frame draw:id="id88" draw:layer="Master1-bg" presentation:style-name="a366" draw:name="Title 1" svg:x="0.74074in" svg:y="2.11285in" svg:width="9.40143in" svg:height="2.83843in" presentation:class="title" presentation:placeholder="false">
        <draw:text-box>
          <text:p text:style-name="a365" text:class-names="" text:cond-style-name=""><text:span text:style-name="a363" text:class-names="">Click to edit Master title style</text:span><text:span text:style-name="a364" text:class-names=""/></text:p>
        </draw:text-box>
        <svg:title/>
        <svg:desc/>
      </draw:frame>
      <draw:frame draw:id="id89" presentation:style-name="a370" draw:name="Text Placeholder 2" svg:x="0.74074in" svg:y="4.95128in" svg:width="9.40143in" svg:height="1.6556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90" presentation:style-name="a374" draw:name="Date Placeholder 3" svg:x="7.87963in" svg:y="6.60691in" svg:width="0.99731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5/15/2019</text:date></text:span></text:p>
        </draw:text-box>
        <svg:title/>
        <svg:desc/>
      </draw:frame>
      <draw:frame draw:id="id91" presentation:style-name="a377" draw:name="Footer Placeholder 4" svg:x="0.74074in" svg:y="6.60691in" svg:width="6.8871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92" presentation:style-name="a380" draw:name="Slide Number Placeholder 5" svg:x="9.39486in" svg:y="6.60691in" svg:width="0.74731in" svg:height="0.39931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Quote-Name-Card" style:page-layout-name="pageLayout1" draw:style-name="a381">
      <draw:frame draw:id="id93" draw:layer="Master1-bg" presentation:style-name="a385" draw:name="Title 1" svg:x="1.01852in" svg:y="0.66667in" svg:width="8.85185in" svg:height="3.30556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94" presentation:style-name="a389" draw:name="Text Placeholder 9" svg:x="0.74074in" svg:y="4.38889in" svg:width="9.40143in" svg:height="0.56239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95" presentation:style-name="a393" draw:name="Text Placeholder 2" svg:x="0.74074in" svg:y="4.95128in" svg:width="9.40143in" svg:height="1.6556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96" presentation:style-name="a397" draw:name="Date Placeholder 3" svg:x="7.87963in" svg:y="6.60691in" svg:width="0.99731in" svg:height="0.39931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5/15/2019</text:date></text:span></text:p>
        </draw:text-box>
        <svg:title/>
        <svg:desc/>
      </draw:frame>
      <draw:frame draw:id="id97" presentation:style-name="a400" draw:name="Footer Placeholder 4" svg:x="0.74074in" svg:y="6.60691in" svg:width="6.88715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98" presentation:style-name="a403" draw:name="Slide Number Placeholder 5" svg:x="9.39486in" svg:y="6.60691in" svg:width="0.74731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  <draw:frame draw:id="id99" draw:style-name="a406" draw:name="TextBox 23" svg:x="0.5926in" svg:y="0.86437in" svg:width="0.66667in" svg:height="0.63952in">
        <draw:text-box>
          <text:p text:style-name="a405" text:class-names="" text:cond-style-name=""><text:span text:style-name="a404" text:class-names="">“</text:span></text:p>
        </draw:text-box>
        <svg:title/>
        <svg:desc/>
      </draw:frame>
      <draw:frame draw:id="id100" draw:style-name="a409" draw:name="TextBox 24" svg:x="9.72552in" svg:y="3.15678in" svg:width="0.66667in" svg:height="0.63952in">
        <draw:text-box>
          <text:p text:style-name="a408" text:class-names="" text:cond-style-name=""><text:span text:style-name="a407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410">
      <draw:frame draw:id="id101" draw:layer="Master1-bg" presentation:style-name="a414" draw:name="Title 1" svg:x="0.75in" svg:y="0.66667in" svg:width="9.39217in" svg:height="3.30556in" presentation:class="title" presentation:placeholder="false">
        <draw:text-box>
          <text:p text:style-name="a413" text:class-names="" text:cond-style-name=""><text:span text:style-name="a411" text:class-names="">Click to edit Master title style</text:span><text:span text:style-name="a412" text:class-names=""/></text:p>
        </draw:text-box>
        <svg:title/>
        <svg:desc/>
      </draw:frame>
      <draw:frame draw:id="id102" presentation:style-name="a418" draw:name="Text Placeholder 9" svg:x="0.74074in" svg:y="4.38889in" svg:width="9.40143in" svg:height="0.56239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103" presentation:style-name="a422" draw:name="Text Placeholder 2" svg:x="0.74074in" svg:y="4.95128in" svg:width="9.40143in" svg:height="1.65564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104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5/15/2019</text:date></text:span></text:p>
        </draw:text-box>
        <svg:title/>
        <svg:desc/>
      </draw:frame>
      <draw:frame draw:id="id105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06" presentation:style-name="a432" draw:name="Slide Number Placeholder 5" svg:x="9.39486in" svg:y="6.60691in" svg:width="0.74731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le-and-Vertical-Text" style:page-layout-name="pageLayout1" draw:style-name="a433">
      <draw:frame draw:id="id107" draw:layer="Master1-bg" presentation:style-name="a437" draw:name="Title 1" svg:x="0.74074in" svg:y="0.66667in" svg:width="9.40143in" svg:height="1.44444in" presentation:class="title" presentation:placeholder="false">
        <draw:text-box>
          <text:p text:style-name="a436" text:class-names="" text:cond-style-name=""><text:span text:style-name="a434" text:class-names="">Click to edit Master title style</text:span><text:span text:style-name="a435" text:class-names=""/></text:p>
        </draw:text-box>
        <svg:title/>
        <svg:desc/>
      </draw:frame>
      <draw:frame draw:id="id108" presentation:style-name="a454" draw:name="Vertical Text Placeholder 2" svg:x="0.74074in" svg:y="2.36285in" svg:width="9.40143in" svg:height="4.24406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cond le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list text:style-name="a453">
                            <text:list-item>
                              <text:p text:style-name="a452" text:class-names="" text:cond-style-name=""><text:span text:style-name="a450" text:class-names="">Fifth level</text:span><text:span text:style-name="a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58" draw:name="Date Placeholder 3" svg:x="7.87963in" svg:y="6.60691in" svg:width="0.9973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5/15/2019</text:date></text:span></text:p>
        </draw:text-box>
        <svg:title/>
        <svg:desc/>
      </draw:frame>
      <draw:frame draw:id="id110" presentation:style-name="a461" draw:name="Footer Placeholder 4" svg:x="0.74074in" svg:y="6.60691in" svg:width="6.8871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11" presentation:style-name="a464" draw:name="Slide Number Placeholder 5" svg:x="9.39486in" svg:y="6.60691in" svg:width="0.74731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465">
      <draw:frame draw:id="id112" draw:layer="Master1-bg" presentation:style-name="a469" draw:name="Vertical Title 1" svg:x="8.71355in" svg:y="0.66667in" svg:width="1.42688in" svg:height="5.74306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113" presentation:style-name="a486" draw:name="Vertical Text Placeholder 2" svg:x="0.74074in" svg:y="0.66667in" svg:width="7.72107in" svg:height="5.743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0" draw:name="Date Placeholder 3" svg:x="7.87963in" svg:y="6.60691in" svg:width="0.99731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5/15/2019</text:date></text:span></text:p>
        </draw:text-box>
        <svg:title/>
        <svg:desc/>
      </draw:frame>
      <draw:frame draw:id="id115" presentation:style-name="a493" draw:name="Footer Placeholder 4" svg:x="0.74074in" svg:y="6.60691in" svg:width="6.8871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116" presentation:style-name="a496" draw:name="Slide Number Placeholder 5" svg:x="9.39486in" svg:y="6.60691in" svg:width="0.74731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 </meta:initial-creator>
    <dc:creator> </dc:creator>
    <meta:creation-date>2014-09-12T02:18:09Z</meta:creation-date>
    <dc:date>2019-05-16T05:26:08Z</dc:date>
    <meta:template xlink:href="Ion" xlink:type="simple"/>
    <meta:editing-cycles>1531</meta:editing-cycles>
    <meta:editing-duration>PT0S</meta:editing-duration>
    <meta:document-statistic meta:paragraph-count="0" meta:word-count="0"/>
  </office:meta>
</office:document-meta>
</file>